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_by_asso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0.75480000000000003" table:style-name="ce1">
            <text:p>0.7548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8.6999999999999994E-3" table:style-name="ce1">
            <text:p>0.00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1.61E-2" table:style-name="ce1">
            <text:p>0.01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0.7268" table:style-name="ce1">
            <text:p>0.7268</text:p>
          </table:table-cell>
          <table:table-cell office:value-type="float" office:value="1.15E-2" table:style-name="ce1">
            <text:p>0.011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2.0799999999999999E-2" table:style-name="ce1">
            <text:p>0.02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9509999999999997" table:style-name="ce1">
            <text:p>0.29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8.7599999999999997E-2" table:style-name="ce1">
            <text:p>0.0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299999999999999E-2" table:style-name="ce1">
            <text:p>0.01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1119" table:style-name="ce1">
            <text:p>0.1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3.2399999999999998E-2" table:style-name="ce1">
            <text:p>0.03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0.56520000000000004" table:style-name="ce1">
            <text:p>0.56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0.59619999999999995" table:style-name="ce1">
            <text:p>0.59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0.49630000000000002" table:style-name="ce1">
            <text:p>0.49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6.4899999999999999E-2" table:style-name="ce1">
            <text:p>0.0649</text:p>
          </table:table-cell>
          <table:table-cell office:value-type="float" office:value="0.6512" table:style-name="ce1">
            <text:p>0.65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0.74490000000000001" table:style-name="ce1">
            <text:p>0.7449</text:p>
          </table:table-cell>
          <table:table-cell office:value-type="float" office:value="0.01" table:style-name="ce1">
            <text:p>0.0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5302" table:style-name="ce1">
            <text:p>0.5302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8.2799999999999999E-2" table:style-name="ce1">
            <text:p>0.08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3.5900000000000001E-2" table:style-name="ce1">
            <text:p>0.03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0.44769999999999999" table:style-name="ce1">
            <text:p>0.4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1734" table:style-name="ce1">
            <text:p>0.1734</text:p>
          </table:table-cell>
          <table:table-cell office:value-type="float" office:value="0.21940000000000001" table:style-name="ce1">
            <text:p>0.21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0.73229999999999995" table:style-name="ce1">
            <text:p>0.7323</text:p>
          </table:table-cell>
          <table:table-cell office:value-type="float" office:value="1.11E-2" table:style-name="ce1">
            <text:p>0.01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1.6199999999999999E-2" table:style-name="ce1">
            <text:p>0.01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0.7268" table:style-name="ce1">
            <text:p>0.7268</text:p>
          </table:table-cell>
          <table:table-cell office:value-type="float" office:value="1.1599999999999999E-2" table:style-name="ce1">
            <text:p>0.01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54969999999999997" table:style-name="ce1">
            <text:p>0.549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5806" table:style-name="ce1">
            <text:p>0.580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1384" table:style-name="ce1">
            <text:p>0.1384</text:p>
          </table:table-cell>
          <table:table-cell office:value-type="float" office:value="0.28949999999999998" table:style-name="ce1">
            <text:p>0.28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8.6400000000000005E-2" table:style-name="ce1">
            <text:p>0.08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1.78E-2" table:style-name="ce1">
            <text:p>0.01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7E-2" table:style-name="ce1">
            <text:p>0.01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10730000000000001" table:style-name="ce1">
            <text:p>0.107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5675" table:style-name="ce1">
            <text:p>0.5675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6.7199999999999996E-2" table:style-name="ce1">
            <text:p>0.0672</text:p>
          </table:table-cell>
          <table:table-cell office:value-type="float" office:value="0.63" table:style-name="ce1">
            <text:p>0.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8230000000000004" table:style-name="ce1">
            <text:p>0.582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6.3700000000000007E-2" table:style-name="ce1">
            <text:p>0.0637</text:p>
          </table:table-cell>
          <table:table-cell office:value-type="float" office:value="0.6643" table:style-name="ce1">
            <text:p>0.664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0.71050000000000002" table:style-name="ce1">
            <text:p>0.7105</text:p>
          </table:table-cell>
          <table:table-cell office:value-type="float" office:value="1.34E-2" table:style-name="ce1">
            <text:p>0.0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1.5599999999999999E-2" table:style-name="ce1">
            <text:p>0.01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35570000000000002" table:style-name="ce1">
            <text:p>0.3557</text:p>
          </table:table-cell>
          <table:table-cell office:value-type="float" office:value="8.2400000000000001E-2" table:style-name="ce1">
            <text:p>0.08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4194" table:style-name="ce1">
            <text:p>0.4194</text:p>
          </table:table-cell>
          <table:table-cell office:value-type="float" office:value="6.1899999999999997E-2" table:style-name="ce1">
            <text:p>0.06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0.45469999999999999" table:style-name="ce1">
            <text:p>0.45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1678" table:style-name="ce1">
            <text:p>0.1678</text:p>
          </table:table-cell>
          <table:table-cell office:value-type="float" office:value="0.22819999999999999" table:style-name="ce1">
            <text:p>0.22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56079999999999997" table:style-name="ce1">
            <text:p>0.56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62939999999999996" table:style-name="ce1">
            <text:p>0.62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0.62549999999999994" table:style-name="ce1">
            <text:p>0.62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67569999999999997" table:style-name="ce1">
            <text:p>0.67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4.4699999999999997E-2" table:style-name="ce1">
            <text:p>0.04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1637" table:style-name="ce1">
            <text:p>1.1637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13089999999999999" table:style-name="ce1">
            <text:p>0.1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2.18E-2" table:style-name="ce1">
            <text:p>0.02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21609999999999999" table:style-name="ce1">
            <text:p>0.2161</text:p>
          </table:table-cell>
          <table:table-cell office:value-type="float" office:value="0.4264" table:style-name="ce1">
            <text:p>0.4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0.29210000000000003" table:style-name="ce1">
            <text:p>0.29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515000000000001" table:style-name="ce1">
            <text:p>1.0515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896999999999999" table:style-name="ce1">
            <text:p>1.0897</text:p>
          </table:table-cell>
          <table:table-cell office:value-type="float" office:value="1.2E-2" table:style-name="ce1">
            <text:p>0.0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23" table:style-name="ce1">
            <text:p>0.2923</text:p>
          </table:table-cell>
          <table:table-cell office:value-type="float" office:value="0.28760000000000002" table:style-name="ce1">
            <text:p>0.2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13170000000000001" table:style-name="ce1">
            <text:p>0.13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1522" table:style-name="ce1">
            <text:p>0.1522</text:p>
          </table:table-cell>
          <table:table-cell office:value-type="float" office:value="0.59350000000000003" table:style-name="ce1">
            <text:p>0.59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1323" table:style-name="ce1">
            <text:p>0.1323</text:p>
          </table:table-cell>
          <table:table-cell office:value-type="float" office:value="0.65590000000000004" table:style-name="ce1">
            <text:p>0.65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61070000000000002" table:style-name="ce1">
            <text:p>0.61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1258" table:style-name="ce1">
            <text:p>0.1258</text:p>
          </table:table-cell>
          <table:table-cell office:value-type="float" office:value="0.69020000000000004" table:style-name="ce1">
            <text:p>0.69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45529999999999998" table:style-name="ce1">
            <text:p>0.4553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04" table:style-name="ce1">
            <text:p>1.0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27539999999999998" table:style-name="ce1">
            <text:p>0.2754</text:p>
          </table:table-cell>
          <table:table-cell office:value-type="float" office:value="0.29459999999999997" table:style-name="ce1">
            <text:p>0.29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51980000000000004" table:style-name="ce1">
            <text:p>0.5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2670000000000002" table:style-name="ce1">
            <text:p>0.42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1778" table:style-name="ce1">
            <text:p>1.1778</text:p>
          </table:table-cell>
          <table:table-cell office:value-type="float" office:value="5.1999999999999998E-3" table:style-name="ce1">
            <text:p>0.00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1736" table:style-name="ce1">
            <text:p>1.1736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77949999999999997" table:style-name="ce1">
            <text:p>0.7795</text:p>
          </table:table-cell>
          <table:table-cell office:value-type="float" office:value="4.5600000000000002E-2" table:style-name="ce1">
            <text:p>0.04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173" table:style-name="ce1">
            <text:p>1.173</text:p>
          </table:table-cell>
          <table:table-cell office:value-type="float" office:value="5.5999999999999999E-3" table:style-name="ce1">
            <text:p>0.00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49409999999999998" table:style-name="ce1">
            <text:p>0.4941</text:p>
          </table:table-cell>
          <table:table-cell office:value-type="float" office:value="0.1193" table:style-name="ce1">
            <text:p>0.11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2152" table:style-name="ce1">
            <text:p>0.2152</text:p>
          </table:table-cell>
          <table:table-cell office:value-type="float" office:value="0.42909999999999998" table:style-name="ce1">
            <text:p>0.429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31340000000000001" table:style-name="ce1">
            <text:p>0.3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0406" table:style-name="ce1">
            <text:p>1.0406</text:p>
          </table:table-cell>
          <table:table-cell office:value-type="float" office:value="1.6E-2" table:style-name="ce1">
            <text:p>0.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0597000000000001" table:style-name="ce1">
            <text:p>1.0597</text:p>
          </table:table-cell>
          <table:table-cell office:value-type="float" office:value="1.44E-2" table:style-name="ce1">
            <text:p>0.01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28749999999999998" table:style-name="ce1">
            <text:p>0.2875</text:p>
          </table:table-cell>
          <table:table-cell office:value-type="float" office:value="0.29749999999999999" table:style-name="ce1">
            <text:p>0.29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.13320000000000001" table:style-name="ce1">
            <text:p>0.13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0.59030000000000005" table:style-name="ce1">
            <text:p>0.59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1346" table:style-name="ce1">
            <text:p>0.1346</text:p>
          </table:table-cell>
          <table:table-cell office:value-type="float" office:value="0.65380000000000005" table:style-name="ce1">
            <text:p>0.65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1401" table:style-name="ce1">
            <text:p>0.1401</text:p>
          </table:table-cell>
          <table:table-cell office:value-type="float" office:value="0.62609999999999999" table:style-name="ce1">
            <text:p>0.6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1258" table:style-name="ce1">
            <text:p>0.1258</text:p>
          </table:table-cell>
          <table:table-cell office:value-type="float" office:value="0.69279999999999997" table:style-name="ce1">
            <text:p>0.69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1376999999999999" table:style-name="ce1">
            <text:p>1.1377</text:p>
          </table:table-cell>
          <table:table-cell office:value-type="float" office:value="8.0999999999999996E-3" table:style-name="ce1">
            <text:p>0.00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1408" table:style-name="ce1">
            <text:p>1.1408</text:p>
          </table:table-cell>
          <table:table-cell office:value-type="float" office:value="7.9000000000000008E-3" table:style-name="ce1">
            <text:p>0.007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44869999999999999" table:style-name="ce1">
            <text:p>0.4487</text:p>
          </table:table-cell>
          <table:table-cell office:value-type="float" office:value="0.1454" table:style-name="ce1">
            <text:p>0.14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27310000000000001" table:style-name="ce1">
            <text:p>0.2731</text:p>
          </table:table-cell>
          <table:table-cell office:value-type="float" office:value="0.29970000000000002" table:style-name="ce1">
            <text:p>0.29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18190000000000001" table:style-name="ce1">
            <text:p>0.18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1754" table:style-name="ce1">
            <text:p>0.1754</text:p>
          </table:table-cell>
          <table:table-cell office:value-type="float" office:value="0.51390000000000002" table:style-name="ce1">
            <text:p>0.5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20349999999999999" table:style-name="ce1">
            <text:p>0.2035</text:p>
          </table:table-cell>
          <table:table-cell office:value-type="float" office:value="0.43719999999999998" table:style-name="ce1">
            <text:p>0.43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859999999999995" table:style-name="ce1">
            <text:p>0.64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0.41889999999999999" table:style-name="ce1">
            <text:p>0.418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5179" table:style-name="ce1">
            <text:p>1.5179</text:p>
          </table:table-cell>
          <table:table-cell office:value-type="float" office:value="0.3498" table:style-name="ce1">
            <text:p>0.34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1.34" table:style-name="ce1">
            <text:p>1.34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8025" table:style-name="ce1">
            <text:p>1.8025</text:p>
          </table:table-cell>
          <table:table-cell office:value-type="float" office:value="6.9900000000000004E-2" table:style-name="ce1">
            <text:p>0.06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8261000000000001" table:style-name="ce1">
            <text:p>1.8261</text:p>
          </table:table-cell>
          <table:table-cell office:value-type="float" office:value="6.0199999999999997E-2" table:style-name="ce1">
            <text:p>0.06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4117999999999999" table:style-name="ce1">
            <text:p>1.4118</text:p>
          </table:table-cell>
          <table:table-cell office:value-type="float" office:value="0.3221" table:style-name="ce1">
            <text:p>0.32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6874" table:style-name="ce1">
            <text:p>1.6874</text:p>
          </table:table-cell>
          <table:table-cell office:value-type="float" office:value="0.1236" table:style-name="ce1">
            <text:p>0.12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6958" table:style-name="ce1">
            <text:p>1.6958</text:p>
          </table:table-cell>
          <table:table-cell office:value-type="float" office:value="0.13500000000000001" table:style-name="ce1">
            <text:p>0.1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8228" table:style-name="ce1">
            <text:p>1.8228</text:p>
          </table:table-cell>
          <table:table-cell office:value-type="float" office:value="6.0699999999999997E-2" table:style-name="ce1">
            <text:p>0.06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60580000000000001" table:style-name="ce1">
            <text:p>0.60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87670000000000003" table:style-name="ce1">
            <text:p>0.8767</text:p>
          </table:table-cell>
          <table:table-cell office:value-type="float" office:value="0.65300000000000002" table:style-name="ce1">
            <text:p>0.6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63280000000000003" table:style-name="ce1">
            <text:p>0.63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86639999999999995" table:style-name="ce1">
            <text:p>0.8664</text:p>
          </table:table-cell>
          <table:table-cell office:value-type="float" office:value="0.66669999999999996" table:style-name="ce1">
            <text:p>0.66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8298000000000001" table:style-name="ce1">
            <text:p>1.8298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6460999999999999" table:style-name="ce1">
            <text:p>1.6461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7718" table:style-name="ce1">
            <text:p>1.7718</text:p>
          </table:table-cell>
          <table:table-cell office:value-type="float" office:value="7.9899999999999999E-2" table:style-name="ce1">
            <text:p>0.07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1254" table:style-name="ce1">
            <text:p>1.1254</text:p>
          </table:table-cell>
          <table:table-cell office:value-type="float" office:value="0.50160000000000005" table:style-name="ce1">
            <text:p>0.5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3686" table:style-name="ce1">
            <text:p>1.3686</text:p>
          </table:table-cell>
          <table:table-cell office:value-type="float" office:value="0.29420000000000002" table:style-name="ce1">
            <text:p>0.29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8452999999999999" table:style-name="ce1">
            <text:p>1.8453</text:p>
          </table:table-cell>
          <table:table-cell office:value-type="float" office:value="5.1700000000000003E-2" table:style-name="ce1">
            <text:p>0.05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8067" table:style-name="ce1">
            <text:p>1.8067</text:p>
          </table:table-cell>
          <table:table-cell office:value-type="float" office:value="6.9199999999999998E-2" table:style-name="ce1">
            <text:p>0.06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8073999999999999" table:style-name="ce1">
            <text:p>1.8074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4135" table:style-name="ce1">
            <text:p>1.4135</text:p>
          </table:table-cell>
          <table:table-cell office:value-type="float" office:value="0.3211" table:style-name="ce1">
            <text:p>0.32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7039" table:style-name="ce1">
            <text:p>1.7039</text:p>
          </table:table-cell>
          <table:table-cell office:value-type="float" office:value="0.1168" table:style-name="ce1">
            <text:p>0.11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8389" table:style-name="ce1">
            <text:p>1.8389</text:p>
          </table:table-cell>
          <table:table-cell office:value-type="float" office:value="5.4399999999999997E-2" table:style-name="ce1">
            <text:p>0.05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5.5199999999999999E-2" table:style-name="ce1">
            <text:p>0.05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6976" table:style-name="ce1">
            <text:p>1.6976</text:p>
          </table:table-cell>
          <table:table-cell office:value-type="float" office:value="0.1338" table:style-name="ce1">
            <text:p>0.13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8312999999999999" table:style-name="ce1">
            <text:p>1.8313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1.0281" table:style-name="ce1">
            <text:p>1.0281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91349999999999998" table:style-name="ce1">
            <text:p>0.9135</text:p>
          </table:table-cell>
          <table:table-cell office:value-type="float" office:value="0.62929999999999997" table:style-name="ce1">
            <text:p>0.62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91279999999999994" table:style-name="ce1">
            <text:p>0.9128</text:p>
          </table:table-cell>
          <table:table-cell office:value-type="float" office:value="0.62639999999999996" table:style-name="ce1">
            <text:p>0.6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89770000000000005" table:style-name="ce1">
            <text:p>0.8977</text:p>
          </table:table-cell>
          <table:table-cell office:value-type="float" office:value="0.64400000000000002" table:style-name="ce1">
            <text:p>0.6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8421000000000001" table:style-name="ce1">
            <text:p>1.8421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8309" table:style-name="ce1">
            <text:p>1.8309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8423" table:style-name="ce1">
            <text:p>1.8423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6939" table:style-name="ce1">
            <text:p>1.6939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7041999999999999" table:style-name="ce1">
            <text:p>1.7042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1275999999999999" table:style-name="ce1">
            <text:p>1.1276</text:p>
          </table:table-cell>
          <table:table-cell office:value-type="float" office:value="0.50039999999999996" table:style-name="ce1">
            <text:p>0.50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3532999999999999" table:style-name="ce1">
            <text:p>1.3533</text:p>
          </table:table-cell>
          <table:table-cell office:value-type="float" office:value="0.30859999999999999" table:style-name="ce1">
            <text:p>0.30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48630000000000001" table:style-name="ce1">
            <text:p>0.4863</text:p>
          </table:table-cell>
          <table:table-cell office:value-type="float" office:value="0.55879999999999996" table:style-name="ce1">
            <text:p>0.558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5131" table:style-name="ce1">
            <text:p>0.5131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9809999999999997" table:style-name="ce1">
            <text:p>0.59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1153" table:style-name="ce1">
            <text:p>0.11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7.0400000000000004E-2" table:style-name="ce1">
            <text:p>0.07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4073" table:style-name="ce1">
            <text:p>0.4073</text:p>
          </table:table-cell>
          <table:table-cell office:value-type="float" office:value="0.4667" table:style-name="ce1">
            <text:p>0.46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28249999999999997" table:style-name="ce1">
            <text:p>0.28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56630000000000003" table:style-name="ce1">
            <text:p>0.5663</text:p>
          </table:table-cell>
          <table:table-cell office:value-type="float" office:value="0.2833" table:style-name="ce1">
            <text:p>0.28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92059999999999997" table:style-name="ce1">
            <text:p>0.9206</text:p>
          </table:table-cell>
          <table:table-cell office:value-type="float" office:value="0.11210000000000001" table:style-name="ce1">
            <text:p>0.11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0.67720000000000002" table:style-name="ce1">
            <text:p>0.67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2289999999999999" table:style-name="ce1">
            <text:p>0.2229</text:p>
          </table:table-cell>
          <table:table-cell office:value-type="float" office:value="0.80810000000000004" table:style-name="ce1">
            <text:p>0.80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1016" table:style-name="ce1">
            <text:p>0.1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30980000000000002" table:style-name="ce1">
            <text:p>0.30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0159" table:style-name="ce1">
            <text:p>1.0159</text:p>
          </table:table-cell>
          <table:table-cell office:value-type="float" office:value="8.0600000000000005E-2" table:style-name="ce1">
            <text:p>0.08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69610000000000005" table:style-name="ce1">
            <text:p>0.69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4990000000000001" table:style-name="ce1">
            <text:p>1.499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5012000000000001" table:style-name="ce1">
            <text:p>1.5012</text:p>
          </table:table-cell>
          <table:table-cell office:value-type="float" office:value="5.4000000000000003E-3" table:style-name="ce1">
            <text:p>0.00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5" table:style-name="ce1">
            <text:p>1.5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4984999999999999" table:style-name="ce1">
            <text:p>1.4985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3292999999999999" table:style-name="ce1">
            <text:p>1.3293</text:p>
          </table:table-cell>
          <table:table-cell office:value-type="float" office:value="2.58E-2" table:style-name="ce1">
            <text:p>0.02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3885000000000001" table:style-name="ce1">
            <text:p>1.3885</text:p>
          </table:table-cell>
          <table:table-cell office:value-type="float" office:value="1.83E-2" table:style-name="ce1">
            <text:p>0.01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46829999999999999" table:style-name="ce1">
            <text:p>0.4683</text:p>
          </table:table-cell>
          <table:table-cell office:value-type="float" office:value="0.36830000000000002" table:style-name="ce1">
            <text:p>0.36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2225" table:style-name="ce1">
            <text:p>0.22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4658" table:style-name="ce1">
            <text:p>1.4658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4673" table:style-name="ce1">
            <text:p>1.4673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2021" table:style-name="ce1">
            <text:p>0.20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2.93E-2" table:style-name="ce1">
            <text:p>0.02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24360000000000001" table:style-name="ce1">
            <text:p>0.2436</text:p>
          </table:table-cell>
          <table:table-cell office:value-type="float" office:value="0.7167" table:style-name="ce1">
            <text:p>0.71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25340000000000001" table:style-name="ce1">
            <text:p>0.2534</text:p>
          </table:table-cell>
          <table:table-cell office:value-type="float" office:value="0.69199999999999995" table:style-name="ce1">
            <text:p>0.6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3810000000000001" table:style-name="ce1">
            <text:p>0.2381</text:p>
          </table:table-cell>
          <table:table-cell office:value-type="float" office:value="0.73209999999999997" table:style-name="ce1">
            <text:p>0.73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4753000000000001" table:style-name="ce1">
            <text:p>1.4753</text:p>
          </table:table-cell>
          <table:table-cell office:value-type="float" office:value="8.2000000000000007E-3" table:style-name="ce1">
            <text:p>0.00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4790000000000001" table:style-name="ce1">
            <text:p>1.479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3.4200000000000001E-2" table:style-name="ce1">
            <text:p>0.03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4899" table:style-name="ce1">
            <text:p>1.4899</text:p>
          </table:table-cell>
          <table:table-cell office:value-type="float" office:value="6.7999999999999996E-3" table:style-name="ce1">
            <text:p>0.00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60850000000000004" table:style-name="ce1">
            <text:p>0.6085</text:p>
          </table:table-cell>
          <table:table-cell office:value-type="float" office:value="0.2321" table:style-name="ce1">
            <text:p>0.23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91139999999999999" table:style-name="ce1">
            <text:p>0.9114</text:p>
          </table:table-cell>
          <table:table-cell office:value-type="float" office:value="0.1062" table:style-name="ce1">
            <text:p>0.1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58320000000000005" table:style-name="ce1">
            <text:p>0.58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43369999999999997" table:style-name="ce1">
            <text:p>0.43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4729999999999999" table:style-name="ce1">
            <text:p>0.2473</text:p>
          </table:table-cell>
          <table:table-cell office:value-type="float" office:value="0.71020000000000005" table:style-name="ce1">
            <text:p>0.71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23430000000000001" table:style-name="ce1">
            <text:p>0.2343</text:p>
          </table:table-cell>
          <table:table-cell office:value-type="float" office:value="0.38469999999999999" table:style-name="ce1">
            <text:p>0.38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47599999999999998" table:style-name="ce1">
            <text:p>0.476</text:p>
          </table:table-cell>
          <table:table-cell office:value-type="float" office:value="0.154" table:style-name="ce1">
            <text:p>0.1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0.33860000000000001" table:style-name="ce1">
            <text:p>0.33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8639999999999999" table:style-name="ce1">
            <text:p>0.2864</text:p>
          </table:table-cell>
          <table:table-cell office:value-type="float" office:value="0.30780000000000002" table:style-name="ce1">
            <text:p>0.3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617" table:style-name="ce1">
            <text:p>0.46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65649999999999997" table:style-name="ce1">
            <text:p>0.6565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37430000000000002" table:style-name="ce1">
            <text:p>0.3743</text:p>
          </table:table-cell>
          <table:table-cell office:value-type="float" office:value="0.20019999999999999" table:style-name="ce1">
            <text:p>0.2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31219999999999998" table:style-name="ce1">
            <text:p>0.3122</text:p>
          </table:table-cell>
          <table:table-cell office:value-type="float" office:value="0.27710000000000001" table:style-name="ce1">
            <text:p>0.2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0.108" table:style-name="ce1">
            <text:p>0.108</text:p>
          </table:table-cell>
          <table:table-cell table:number-columns-repeated="16379"/>
        </table:table-row>
        <table:table-row table:number-rows-repeated="1048079" table:style-name="ro1">
          <table:table-cell table:number-columns-repeated="16384"/>
        </table:table-row>
      </table:table>
      <table:table table:name="4-way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style-name="ce1">
            <draw:frame draw:z-index="1" draw:id="id0" draw:style-name="a0" draw:name="Chart 1" svg:x="0.5625in" svg:y="0in" svg:width="4.70833in" svg:height="2.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67569999999999997" table:style-name="ce1">
            <text:p>0.67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1.34" table:style-name="ce1">
            <text:p>1.34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9809999999999997" table:style-name="ce1">
            <text:p>0.5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23430000000000001" table:style-name="ce1">
            <text:p>0.2343</text:p>
          </table:table-cell>
          <table:table-cell office:value-type="float" office:value="0.38469999999999999" table:style-name="ce1">
            <text:p>0.38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5179" table:style-name="ce1">
            <text:p>1.5179</text:p>
          </table:table-cell>
          <table:table-cell office:value-type="float" office:value="0.3498" table:style-name="ce1">
            <text:p>0.34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5131" table:style-name="ce1">
            <text:p>0.5131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0.62549999999999994" table:style-name="ce1">
            <text:p>0.62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0.41889999999999999" table:style-name="ce1">
            <text:p>0.41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48630000000000001" table:style-name="ce1">
            <text:p>0.4863</text:p>
          </table:table-cell>
          <table:table-cell office:value-type="float" office:value="0.55879999999999996" table:style-name="ce1">
            <text:p>0.55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table:number-columns-repeated="6" table:style-name="ce1"/>
          <table:table-cell table:style-name="ce1">
            <draw:frame draw:z-index="2" draw:id="id1" draw:style-name="a1" draw:name="Chart 2" svg:x="0.09375in" svg:y="0.02083in" svg:width="4.70833in" svg:height="2.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0.49630000000000002" table:style-name="ce1">
            <text:p>0.49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61070000000000002" table:style-name="ce1">
            <text:p>0.61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63280000000000003" table:style-name="ce1">
            <text:p>0.63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0.67720000000000002" table:style-name="ce1">
            <text:p>0.67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8639999999999999" table:style-name="ce1">
            <text:p>0.2864</text:p>
          </table:table-cell>
          <table:table-cell office:value-type="float" office:value="0.30780000000000002" table:style-name="ce1">
            <text:p>0.30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0.59619999999999995" table:style-name="ce1">
            <text:p>0.5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1323" table:style-name="ce1">
            <text:p>0.1323</text:p>
          </table:table-cell>
          <table:table-cell office:value-type="float" office:value="0.65590000000000004" table:style-name="ce1">
            <text:p>0.65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87670000000000003" table:style-name="ce1">
            <text:p>0.8767</text:p>
          </table:table-cell>
          <table:table-cell office:value-type="float" office:value="0.65300000000000002" table:style-name="ce1">
            <text:p>0.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0.33860000000000001" table:style-name="ce1">
            <text:p>0.33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6.4899999999999999E-2" table:style-name="ce1">
            <text:p>0.0649</text:p>
          </table:table-cell>
          <table:table-cell office:value-type="float" office:value="0.6512" table:style-name="ce1">
            <text:p>0.6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1258" table:style-name="ce1">
            <text:p>0.1258</text:p>
          </table:table-cell>
          <table:table-cell office:value-type="float" office:value="0.69020000000000004" table:style-name="ce1">
            <text:p>0.69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86639999999999995" table:style-name="ce1">
            <text:p>0.8664</text:p>
          </table:table-cell>
          <table:table-cell office:value-type="float" office:value="0.66669999999999996" table:style-name="ce1">
            <text:p>0.66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2289999999999999" table:style-name="ce1">
            <text:p>0.2229</text:p>
          </table:table-cell>
          <table:table-cell office:value-type="float" office:value="0.80810000000000004" table:style-name="ce1">
            <text:p>0.80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617" table:style-name="ce1">
            <text:p>0.4617</text:p>
          </table:table-cell>
          <table:table-cell table:style-name="ce1">
            <draw:frame draw:z-index="3" draw:id="id2" draw:style-name="a2" draw:name="Chart 3" svg:x="0.625in" svg:y="0.13542in" svg:width="4.70833in" svg:height="2.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6.3700000000000007E-2" table:style-name="ce1">
            <text:p>0.0637</text:p>
          </table:table-cell>
          <table:table-cell office:value-type="float" office:value="0.6643" table:style-name="ce1">
            <text:p>0.66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1258" table:style-name="ce1">
            <text:p>0.1258</text:p>
          </table:table-cell>
          <table:table-cell office:value-type="float" office:value="0.69279999999999997" table:style-name="ce1">
            <text:p>0.69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89770000000000005" table:style-name="ce1">
            <text:p>0.8977</text:p>
          </table:table-cell>
          <table:table-cell office:value-type="float" office:value="0.64400000000000002" table:style-name="ce1">
            <text:p>0.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3810000000000001" table:style-name="ce1">
            <text:p>0.2381</text:p>
          </table:table-cell>
          <table:table-cell office:value-type="float" office:value="0.73209999999999997" table:style-name="ce1">
            <text:p>0.73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6.7199999999999996E-2" table:style-name="ce1">
            <text:p>0.0672</text:p>
          </table:table-cell>
          <table:table-cell office:value-type="float" office:value="0.63" table:style-name="ce1">
            <text:p>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1346" table:style-name="ce1">
            <text:p>0.1346</text:p>
          </table:table-cell>
          <table:table-cell office:value-type="float" office:value="0.65380000000000005" table:style-name="ce1">
            <text:p>0.65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91349999999999998" table:style-name="ce1">
            <text:p>0.9135</text:p>
          </table:table-cell>
          <table:table-cell office:value-type="float" office:value="0.62929999999999997" table:style-name="ce1">
            <text:p>0.62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24360000000000001" table:style-name="ce1">
            <text:p>0.2436</text:p>
          </table:table-cell>
          <table:table-cell office:value-type="float" office:value="0.7167" table:style-name="ce1">
            <text:p>0.71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37430000000000002" table:style-name="ce1">
            <text:p>0.3743</text:p>
          </table:table-cell>
          <table:table-cell office:value-type="float" office:value="0.20019999999999999" table:style-name="ce1">
            <text:p>0.2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8230000000000004" table:style-name="ce1">
            <text:p>0.58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1401" table:style-name="ce1">
            <text:p>0.1401</text:p>
          </table:table-cell>
          <table:table-cell office:value-type="float" office:value="0.62609999999999999" table:style-name="ce1">
            <text:p>0.6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91279999999999994" table:style-name="ce1">
            <text:p>0.9128</text:p>
          </table:table-cell>
          <table:table-cell office:value-type="float" office:value="0.62639999999999996" table:style-name="ce1">
            <text:p>0.6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25340000000000001" table:style-name="ce1">
            <text:p>0.2534</text:p>
          </table:table-cell>
          <table:table-cell office:value-type="float" office:value="0.69199999999999995" table:style-name="ce1">
            <text:p>0.6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31219999999999998" table:style-name="ce1">
            <text:p>0.3122</text:p>
          </table:table-cell>
          <table:table-cell office:value-type="float" office:value="0.27710000000000001" table:style-name="ce1">
            <text:p>0.2771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8-line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/>
          <table:table-cell table:style-name="ce1">
            <draw:frame draw:z-index="1" draw:id="id3" draw:style-name="a3" draw:name="Chart 1" svg:x="0.48958in" svg:y="0.010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2" draw:id="id4" draw:style-name="a4" draw:name="Chart 2" svg:x="0.30208in" svg:y="0.18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3" draw:id="id5" draw:style-name="a5" draw:name="Chart 3" svg:x="0.26042in" svg:y="0.0937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62939999999999996" table:style-name="ce1">
            <text:p>0.62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859999999999995" table:style-name="ce1">
            <text:p>0.64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4729999999999999" table:style-name="ce1">
            <text:p>0.2473</text:p>
          </table:table-cell>
          <table:table-cell office:value-type="float" office:value="0.71020000000000005" table:style-name="ce1">
            <text:p>0.7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0.108" table:style-name="ce1">
            <text:p>0.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56079999999999997" table:style-name="ce1">
            <text:p>0.56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16_Line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/>
          <table:table-cell table:style-name="ce1">
            <draw:frame draw:z-index="1" draw:id="id6" draw:style-name="a6" draw:name="Chart 1" svg:x="0.35417in" svg:y="0.07812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7" draw:style-name="a7" draw:name="Chart 2" svg:x="0.26042in" svg:y="0.10417in" svg:width="5.86458in" svg:height="3.6770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3" draw:id="id8" draw:style-name="a8" draw:name="Chart 3" svg:x="0.46875in" svg:y="0.08333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32_line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style-name="ce1">
            <draw:frame draw:z-index="3" draw:id="id11" draw:style-name="a11" draw:name="Chart 3" svg:x="0.44792in" svg:y="0.16667in" svg:width="4.70833in" svg:height="3.192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9" draw:style-name="a9" draw:name="Chart 1" svg:x="0.47917in" svg:y="0.13021in" svg:width="4.70833in" svg:height="3.1927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0" draw:style-name="a10" draw:name="Chart 2" svg:x="0.45833in" svg:y="0.11979in" svg:width="4.79167in" svg:height="3.1510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  <table:table table:name="Gcc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12" draw:style-name="a12" draw:name="Chart 1" svg:x="0.25in" svg:y="0.03646in" svg:width="3.6875in" svg:height="2.4427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5" draw:id="id16" draw:style-name="a16" draw:name="Chart 6" svg:x="0.1875in" svg:y="0.01042in" svg:width="3.6875in" svg:height="2.4427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/>
          <table:table-cell table:style-name="ce1">
            <draw:frame draw:z-index="2" draw:id="id13" draw:style-name="a13" draw:name="Chart 3" svg:x="0.27083in" svg:y="0.10417in" svg:width="3.46875in" svg:height="2.9166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6" draw:id="id17" draw:style-name="a17" draw:name="Chart 7" svg:x="0.19792in" svg:y="0.10417in" svg:width="3.46875in" svg:height="2.9166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/>
          <table:table-cell table:style-name="ce1">
            <draw:frame draw:z-index="3" draw:id="id14" draw:style-name="a14" draw:name="Chart 4" svg:x="0.21875in" svg:y="0.125in" svg:width="3.71875in" svg:height="2.6562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7" draw:id="id18" draw:style-name="a18" draw:name="Chart 8" svg:x="0.04167in" svg:y="0.01042in" svg:width="3.71875in" svg:height="2.65625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8" draw:id="id19" draw:style-name="a19" draw:name="Chart 9" svg:x="0.01042in" svg:y="0.17708in" svg:width="3.58333in" svg:height="2.65625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>
            <draw:frame draw:z-index="4" draw:id="id15" draw:style-name="a15" draw:name="Chart 5" svg:x="0.28125in" svg:y="0.02083in" svg:width="3.58333in" svg:height="2.6562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Per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Li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iJpe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orted_by_assoc.A1:sorted_by_assoc.E497" table:display-filter-buttons="true">
          <table:filter>
            <table:filter-and>
              <table:filter-condition table:field-number="1" table:value="SCORE" table:operator="="/>
              <table:filter-or>
                <table:filter-condition table:field-number="2" table:value="dl2_32_64_16" table:operator="="/>
                <table:filter-condition table:field-number="2" table:value="dl2_32_64_16_p_9_12" table:operator="="/>
                <table:filter-condition table:field-number="2" table:value="dl2_32_64_32" table:operator="="/>
                <table:filter-condition table:field-number="2" table:value="dl2_32_64_32_p_17_24" table:operator="="/>
                <table:filter-condition table:field-number="2" table:value="dl2_32_64_4" table:operator="="/>
                <table:filter-condition table:field-number="2" table:value="dl2_32_64_4_p_3_3" table:operator="="/>
                <table:filter-condition table:field-number="2" table:value="dl2_32_64_8" table:operator="="/>
                <table:filter-condition table:field-number="2" table:value="dl2_32_64_8_p_5_6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8EA9DB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/>
    <dc:creator>Luis Santiago</dc:creator>
    <meta:creation-date>2016-11-26T03:21:20Z</meta:creation-date>
    <dc:date>2016-11-26T06:53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5pt" svg:width="339.0pt" chart:style-name="Crt0">
        <chart:title chart:style-name="CT00">
          <text:p text:style-name="a0" text:class-names="" text:cond-style-name="">IPC (4 lines, 8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4-way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4-way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4-way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4-way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8750393700788pt" svg:width="339.0pt" chart:style-name="Crt0">
        <chart:title chart:style-name="CT00">
          <text:p text:style-name="a0" text:class-names="" text:cond-style-name="">IPC (32 lines 16-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32_lines.$C$7:.$C$11"/>
          </chart:axis>
          <chart:axis chart:dimension="y" chart:name="primary-y" chart:style-name="Axs1">
            <chart:grid chart:class="major" chart:style-name="GMa1"/>
          </chart:axis>
          <chart:series chart:values-cell-range-address="32_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32_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32_lines.$D$42:.$D$4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8750393700788pt" svg:width="345.0pt" chart:style-name="Crt0">
        <chart:title chart:style-name="CT00">
          <text:p text:style-name="a0" text:class-names="" text:cond-style-name="">IPC(32 lines, 32-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32_lines.$C$12:.$C$16"/>
          </chart:axis>
          <chart:axis chart:dimension="y" chart:name="primary-y" chart:style-name="Axs1">
            <chart:grid chart:class="major" chart:style-name="GMa1"/>
          </chart:axis>
          <chart:series chart:values-cell-range-address="32_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32_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32_lines.$D$47:.$D$51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8750393700788pt" svg:width="339.0pt" chart:style-name="Crt0">
        <chart:title chart:style-name="CT00">
          <text:p text:style-name="a0" text:class-names="" text:cond-style-name="">IPC (32 lines 8-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32_lines.$C$2:.$C$6"/>
          </chart:axis>
          <chart:axis chart:dimension="y" chart:name="primary-y" chart:style-name="Axs1">
            <chart:grid chart:class="major" chart:style-name="GMa1"/>
          </chart:axis>
          <chart:series chart:values-cell-range-address="32_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32_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32_lines.$D$37:.$D$41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IPC vs Line (4-ways)</text:p>
        </chart:title>
        <chart:plot-area chart:style-name="Plt0">
          <chart:axis chart:dimension="x" chart:name="primary-x" chart:style-name="Axs0">
            <chart:categories table:cell-range-address="Gcc.$C$2:.$C$7"/>
          </chart:axis>
          <chart:axis chart:dimension="y" chart:name="primary-y" chart:style-name="Axs1">
            <chart:grid chart:class="major" chart:style-name="GMa1"/>
          </chart:axis>
          <chart:series chart:values-cell-range-address="Gcc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pt" svg:width="249.75007874015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x" chart:name="primary-x" chart:style-name="Axs0">
            <chart:categories table:cell-range-address="Gcc.$C$8:.$C$16"/>
          </chart:axis>
          <chart:axis chart:dimension="y" chart:name="primary-y" chart:style-name="Axs1">
            <chart:grid chart:class="major" chart:style-name="GMa1"/>
          </chart:axis>
          <chart:series chart:values-cell-range-address="Gcc.$D$8:.$D$16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00787401575pt" svg:width="267.75pt" chart:style-name="Crt0">
        <chart:title chart:style-name="CT00">
          <text:p text:style-name="a0" text:class-names="" text:cond-style-name="">IPC VS # Lines (16 ways)</text:p>
        </chart:title>
        <chart:plot-area chart:style-name="Plt0">
          <chart:axis chart:dimension="x" chart:name="primary-x" chart:style-name="Axs0">
            <chart:categories table:cell-range-address="Gcc.$C$17:.$C$25"/>
          </chart:axis>
          <chart:axis chart:dimension="y" chart:name="primary-y" chart:style-name="Axs1">
            <chart:grid chart:class="major" chart:style-name="GMa1"/>
          </chart:axis>
          <chart:series chart:values-cell-range-address="Gcc.$D$17:.$D$25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pt" svg:width="258.0pt" chart:style-name="Crt0">
        <chart:title chart:style-name="CT00">
          <text:p text:style-name="a0" text:class-names="" text:cond-style-name="">IPC VS # Lines (32 ways)</text:p>
        </chart:title>
        <chart:plot-area chart:style-name="Plt0">
          <chart:axis chart:dimension="x" chart:name="primary-x" chart:style-name="Axs0">
            <chart:categories table:cell-range-address="Gcc.$C$26:.$C$34"/>
          </chart:axis>
          <chart:axis chart:dimension="y" chart:name="primary-y" chart:style-name="Axs1">
            <chart:grid chart:class="major" chart:style-name="GMa1"/>
          </chart:axis>
          <chart:series chart:values-cell-range-address="Gcc.$D$26:.$D$34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Missrate vs Line (4-ways)</text:p>
        </chart:title>
        <chart:plot-area chart:style-name="Plt0">
          <chart:axis chart:dimension="x" chart:name="primary-x" chart:style-name="Axs0">
            <chart:categories table:cell-range-address="Gcc.$C$2:.$C$7"/>
          </chart:axis>
          <chart:axis chart:dimension="y" chart:name="primary-y" chart:style-name="Axs1">
            <chart:grid chart:class="major" chart:style-name="GMa1"/>
          </chart:axis>
          <chart:series chart:values-cell-range-address="Gcc.$E$2:.$E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pt" svg:width="249.75007874015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x" chart:name="primary-x" chart:style-name="Axs0">
            <chart:categories table:cell-range-address="Gcc.$C$8:.$C$15"/>
          </chart:axis>
          <chart:axis chart:dimension="y" chart:name="primary-y" chart:style-name="Axs1">
            <chart:grid chart:class="major" chart:style-name="GMa1"/>
          </chart:axis>
          <chart:series chart:values-cell-range-address="Gcc.$E$8:.$E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00787401575pt" svg:width="267.75pt" chart:style-name="Crt0">
        <chart:title chart:style-name="CT00">
          <text:p text:style-name="a0" text:class-names="" text:cond-style-name="">Missrate VS # Lines (16 ways)</text:p>
        </chart:title>
        <chart:plot-area chart:style-name="Plt0">
          <chart:axis chart:dimension="x" chart:name="primary-x" chart:style-name="Axs0">
            <chart:categories table:cell-range-address="Gcc.$C$17:.$C$24"/>
          </chart:axis>
          <chart:axis chart:dimension="y" chart:name="primary-y" chart:style-name="Axs1">
            <chart:grid chart:class="major" chart:style-name="GMa1"/>
          </chart:axis>
          <chart:series chart:values-cell-range-address="Gcc.$E$17:.$E$2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5pt" svg:width="339.0pt" chart:style-name="Crt0">
        <chart:title chart:style-name="CT00">
          <text:p text:style-name="a0" text:class-names="" text:cond-style-name="">IPC (4 lines, 16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4-way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4-way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4-way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4-way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pt" svg:width="258.0pt" chart:style-name="Crt0">
        <chart:title chart:style-name="CT00">
          <text:p text:style-name="a0" text:class-names="" text:cond-style-name="">Missrate VS # Lines (32 ways)</text:p>
        </chart:title>
        <chart:plot-area chart:style-name="Plt0">
          <chart:axis chart:dimension="x" chart:name="primary-x" chart:style-name="Axs0">
            <chart:categories table:cell-range-address="Gcc.$C$26:.$C$33"/>
          </chart:axis>
          <chart:axis chart:dimension="y" chart:name="primary-y" chart:style-name="Axs1">
            <chart:grid chart:class="major" chart:style-name="GMa1"/>
          </chart:axis>
          <chart:series chart:values-cell-range-address="Gcc.$E$26:.$E$3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5pt" svg:width="339.0pt" chart:style-name="Crt0">
        <chart:title chart:style-name="CT00">
          <text:p text:style-name="a0" text:class-names="" text:cond-style-name="">IPC (4 lines, 32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4-way.$A$12:.$A$16"/>
          </chart:axis>
          <chart:axis chart:dimension="y" chart:name="primary-y" chart:style-name="Axs1">
            <chart:grid chart:class="major" chart:style-name="GMa1"/>
          </chart:axis>
          <chart:series chart:values-cell-range-address="4-way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4-way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4-way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, 8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16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32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12:.$A$16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16 lines, 8-Way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75pt" svg:width="422.2500787401575pt" chart:style-name="Crt0">
        <chart:title chart:style-name="CT00">
          <text:p text:style-name="a0" text:class-names="" text:cond-style-name="">IPC (16 lines, 16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6 lines, 32 way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